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A0000029AECF4E318BFC15F33.jpg" manifest:media-type="image/jpeg"/>
  <manifest:file-entry manifest:full-path="Pictures/100000000000029A0000029A6F5E2B9A83EC2B4F.jpg" manifest:media-type="image/jpeg"/>
  <manifest:file-entry manifest:full-path="Pictures/100000000000029A0000029AD6F3658D60693162.jpg" manifest:media-type="image/jpeg"/>
  <manifest:file-entry manifest:full-path="Pictures/100000000000029A0000029AB30B25E6A5BA9A71.jpg" manifest:media-type="image/jpeg"/>
  <manifest:file-entry manifest:full-path="Pictures/100000000000025800000258E36EABB681453C29.jpg" manifest:media-type="image/jpeg"/>
  <manifest:file-entry manifest:full-path="Pictures/1000000000000258000002584746D8EF1389520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="bitmap" draw:fill-color="#4b7d0e" draw:fill-image-name="pasto_5f_oscuro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4.75cm" fo:min-width="4.5cm"/>
    </style:style>
    <style:style style:name="gr2" style:family="graphic" style:parent-style-name="standard">
      <style:graphic-properties svg:stroke-color="#1c1c1c" draw:fill="bitmap" draw:fill-color="#87a80c" draw:fill-image-name="torre_5f_claro2" draw:fill-image-width="100%" draw:fill-image-height="100%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svg:stroke-color="#1c1c1c" draw:fill="bitmap" draw:fill-color="#87a80c" draw:fill-image-name="pasto_5f_claro2" draw:fill-image-width="100%" draw:fill-image-height="100%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4.75cm" fo:min-width="4.5cm"/>
    </style:style>
    <style:style style:name="gr4" style:family="graphic" style:parent-style-name="standard">
      <style:graphic-properties svg:stroke-color="#1c1c1c" draw:fill="bitmap" draw:fill-color="#87a80c" draw:fill-image-name="torre_5f_oscuro2" draw:fill-image-width="100%" draw:fill-image-height="100%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4.75cm" fo:min-width="4.5cm"/>
    </style:style>
    <style:style style:name="gr5" style:family="graphic" style:parent-style-name="standard">
      <style:graphic-properties svg:stroke-color="#1c1c1c" draw:fill="bitmap" draw:fill-color="#4b7d0e" draw:fill-image-name="altar_5f_de_5f_la_5f_victoriaLclaro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4.75cm" fo:min-width="4.5cm"/>
    </style:style>
    <style:style style:name="gr6" style:family="graphic" style:parent-style-name="standard">
      <style:graphic-properties svg:stroke-color="#1c1c1c" draw:fill="bitmap" draw:fill-color="#4b7d0e" draw:fill-image-name="altar_5f_de_5f_la_5f_victoriaRoscuro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4.75cm" fo:min-width="4.5cm"/>
    </style:style>
    <style:style style:name="gr7" style:family="graphic" style:parent-style-name="standard">
      <style:graphic-properties svg:stroke-color="#1c1c1c" draw:fill="bitmap" draw:fill-color="#87a80c" draw:fill-image-name="pasto_5f_claro2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4.75cm" fo:min-width="4.5cm"/>
    </style:style>
    <style:style style:name="P1" style:family="paragraph">
      <loext:graphic-properties draw:fill="bitmap" draw:fill-color="#4b7d0e" draw:fill-image-name="pasto_5f_oscuro" draw:fill-image-width="100%" draw:fill-image-height="100%" style:repeat="no-repeat" draw:fill-image-ref-point-x="0%" draw:fill-image-ref-point-y="0%" draw:fill-image-ref-point="center"/>
      <style:paragraph-properties fo:text-align="center"/>
    </style:style>
    <style:style style:name="P2" style:family="paragraph">
      <loext:graphic-properties draw:fill="bitmap" draw:fill-color="#87a80c" draw:fill-image-name="torre_5f_claro2" draw:fill-image-width="100%" draw:fill-image-height="100%" style:repeat="no-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loext:graphic-properties draw:fill="bitmap" draw:fill-color="#87a80c" draw:fill-image-name="pasto_5f_claro2" draw:fill-image-width="100%" draw:fill-image-height="100%" style:repeat="no-repeat" draw:fill-image-ref-point-x="0%" draw:fill-image-ref-point-y="0%" draw:fill-image-ref-point="center" draw:tile-repeat-offset="0% vertical"/>
      <style:paragraph-properties fo:text-align="center"/>
    </style:style>
    <style:style style:name="P4" style:family="paragraph">
      <loext:graphic-properties draw:fill="bitmap" draw:fill-color="#87a80c" draw:fill-image-name="torre_5f_oscuro2" draw:fill-image-width="100%" draw:fill-image-height="100%" style:repeat="no-repeat" draw:fill-image-ref-point-x="0%" draw:fill-image-ref-point-y="0%" draw:fill-image-ref-point="center" draw:tile-repeat-offset="0% vertical"/>
      <style:paragraph-properties fo:text-align="center"/>
    </style:style>
    <style:style style:name="P5" style:family="paragraph">
      <loext:graphic-properties draw:fill="bitmap" draw:fill-color="#4b7d0e" draw:fill-image-name="altar_5f_de_5f_la_5f_victoriaLclaro" draw:fill-image-width="100%" draw:fill-image-height="100%" style:repeat="no-repeat" draw:fill-image-ref-point-x="0%" draw:fill-image-ref-point-y="0%" draw:fill-image-ref-point="center"/>
      <style:paragraph-properties fo:text-align="center"/>
    </style:style>
    <style:style style:name="P6" style:family="paragraph">
      <loext:graphic-properties draw:fill="bitmap" draw:fill-color="#4b7d0e" draw:fill-image-name="altar_5f_de_5f_la_5f_victoriaRoscuro" draw:fill-image-width="100%" draw:fill-image-height="100%" style:repeat="no-repeat" draw:fill-image-ref-point-x="0%" draw:fill-image-ref-point-y="0%" draw:fill-image-ref-point="center"/>
      <style:paragraph-properties fo:text-align="center"/>
    </style:style>
    <style:style style:name="P7" style:family="paragraph">
      <loext:graphic-properties draw:fill="bitmap" draw:fill-color="#87a80c" draw:fill-image-name="pasto_5f_claro2" draw:fill-image-width="100%" draw:fill-image-height="100%" style:repeat="no-repeat" draw:fill-image-ref-point-x="0%" draw:fill-image-ref-point-y="0%" draw:fill-image-ref-point="center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5cm" svg:height="5cm" svg:x="11.1cm" svg:y="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6.1cm" svg:y="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11.1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5cm" svg:x="21.1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5cm" svg:x="26.1cm" svg:y="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26.1cm" svg:y="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cm" svg:height="5cm" svg:x="16.1cm" svg:y="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5cm" svg:x="21.1cm" svg:y="51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5cm" svg:height="5cm" draw:transform="rotate (1.5707963267949) translate (21.1cm 4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31.1cm 4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21.1cm 40.99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31.1cm 4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26.1cm 3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36.1cm 3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26.1cm 4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36.099cm 4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21.1cm 3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31.1cm 3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26.1cm 4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36.1cm 4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21.1cm 3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31.1cm 3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26.1cm 31.00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36.101cm 31.00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.101cm 4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1.101cm 4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.101cm 40.99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1.101cm 4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6.101cm 3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6.101cm 3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6.101cm 4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6.1cm 4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.101cm 3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1.101cm 3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6.101cm 4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6.101cm 4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.101cm 3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1.101cm 3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6.101cm 31.00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6.102cm 31.00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5cm" svg:height="5cm" draw:transform="rotate (1.5707963267949) translate (21.1cm 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31.1cm 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21.1cm 20.99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31.1cm 2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26.1cm 1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36.1cm 1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26.1cm 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36.099cm 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21.1cm 1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31.1cm 1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26.1cm 2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36.1cm 2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21.1cm 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31.1cm 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26.1cm 11.00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36.101cm 11.00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.101cm 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1.101cm 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.101cm 20.99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1.101cm 2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6.101cm 1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6.101cm 1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6.101cm 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6.1cm 2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.101cm 1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5cm" svg:height="5cm" draw:transform="rotate (1.5707963267949) translate (11.101cm 1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6.101cm 2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6.101cm 2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.101cm 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1.101cm 1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6.101cm 11.00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5cm" draw:transform="rotate (1.5707963267949) translate (16.102cm 11.001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altar_5f_de_5f_la_5f_victoriaLclaro" draw:display-name="altar_de_la_victoriaLclaro" xlink:href="Pictures/1000000000000258000002584746D8EF1389520A.jpg" xlink:type="simple" xlink:show="embed" xlink:actuate="onLoad"/>
    <draw:fill-image draw:name="altar_5f_de_5f_la_5f_victoriaRoscuro" draw:display-name="altar_de_la_victoriaRoscuro" xlink:href="Pictures/100000000000025800000258E36EABB681453C29.jpg" xlink:type="simple" xlink:show="embed" xlink:actuate="onLoad"/>
    <draw:fill-image draw:name="pasto_5f_claro2" draw:display-name="pasto_claro2" xlink:href="Pictures/100000000000029A0000029AD6F3658D60693162.jpg" xlink:type="simple" xlink:show="embed" xlink:actuate="onLoad"/>
    <draw:fill-image draw:name="pasto_5f_oscuro" draw:display-name="pasto_oscuro" xlink:href="Pictures/100000000000029A0000029A6F5E2B9A83EC2B4F.jpg" xlink:type="simple" xlink:show="embed" xlink:actuate="onLoad"/>
    <draw:fill-image draw:name="torre_5f_claro2" draw:display-name="torre_claro2" xlink:href="Pictures/100000000000029A0000029AECF4E318BFC15F33.jpg" xlink:type="simple" xlink:show="embed" xlink:actuate="onLoad"/>
    <draw:fill-image draw:name="torre_5f_oscuro2" draw:display-name="torre_oscuro2" xlink:href="Pictures/100000000000029A0000029AB30B25E6A5BA9A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0T18:49:25.618238035</meta:creation-date>
    <dc:date>2021-11-20T18:57:12.731344889</dc:date>
    <meta:editing-duration>PT7M48S</meta:editing-duration>
    <meta:editing-cycles>1</meta:editing-cycles>
    <meta:document-statistic meta:object-count="74"/>
    <meta:generator>LibreOffice/7.0.4.2$Linux_X86_64 LibreOffice_project/00$Build-2</meta:generator>
  </office:meta>
</office:document-meta>
</file>